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70000018ABEB664B8DC20BA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632" officeooo:paragraph-rsid="00185632"/>
    </style:style>
    <style:style style:name="T1" style:family="text">
      <style:text-properties officeooo:rsid="001964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et.tech <text:span text:style-name="T1">default </text:span>Name Server Settings <text:span text:style-name="T1">before re-pointing to Cloudfare</text:span>. </text:p>
      <text:p text:style-name="P1"/>
      <text:p text:style-name="P1"/>
      <text:p text:style-name="Standard"><draw:frame draw:style-name="fr1" draw:name="Image1" text:anchor-type="char" svg:width="6.4063in" svg:height="4.1043in" draw:z-index="0"><draw:image xlink:href="Pictures/10000000000002670000018ABEB664B8DC20BA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21:50:00.628000000</meta:creation-date>
    <dc:date>2021-10-04T23:20:31.002000000</dc:date>
    <meta:editing-duration>PT1H20M20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1" meta:word-count="9" meta:character-count="71" meta:non-whitespace-character-count="62"/>
  </office:meta>
</office:document-meta>
</file>